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Text_20_body">
      <style:text-properties fo:font-size="12pt" fo:font-weight="normal" style:font-size-asian="12pt" style:font-weight-asian="normal" style:font-size-complex="12pt" style:font-weight-complex="normal"/>
    </style:style>
    <style:style style:name="P2" style:family="paragraph" style:parent-style-name="Text_20_body">
      <style:text-properties fo:font-size="12pt" fo:font-weight="normal" officeooo:rsid="0019429a" officeooo:paragraph-rsid="0019429a" style:font-size-asian="12pt" style:font-weight-asian="normal" style:font-size-complex="12pt" style:font-weight-complex="normal"/>
    </style:style>
    <style:style style:name="P3" style:family="paragraph" style:parent-style-name="Text_20_body">
      <style:text-properties officeooo:rsid="00201067" officeooo:paragraph-rsid="00201067"/>
    </style:style>
    <style:style style:name="P4" style:family="paragraph" style:parent-style-name="Text_20_body">
      <style:text-properties officeooo:rsid="0020999d" officeooo:paragraph-rsid="0020999d"/>
    </style:style>
    <style:style style:name="P5" style:family="paragraph" style:parent-style-name="Text_20_body">
      <style:text-properties officeooo:rsid="00222368" officeooo:paragraph-rsid="00222368"/>
    </style:style>
    <style:style style:name="T1" style:family="text">
      <style:text-properties officeooo:rsid="001b395c"/>
    </style:style>
    <style:style style:name="T2" style:family="text">
      <style:text-properties officeooo:rsid="001bab51"/>
    </style:style>
    <style:style style:name="T3" style:family="text">
      <style:text-properties officeooo:rsid="001d3b31"/>
    </style:style>
    <style:style style:name="T4" style:family="text">
      <style:text-properties officeooo:rsid="00201067"/>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2305e0" style:font-size-asian="12pt" style:font-weight-asian="normal" style:font-size-complex="12pt" style:font-weight-complex="normal"/>
    </style:style>
    <style:style style:name="T7" style:family="text">
      <style:text-properties fo:font-size="12pt" fo:font-weight="normal" officeooo:rsid="0024f90f" style:font-size-asian="12pt" style:font-weight-asian="normal" style:font-size-complex="12pt" style:font-weight-complex="normal"/>
    </style:style>
    <style:style style:name="T8" style:family="text">
      <style:text-properties officeooo:rsid="0020a93d"/>
    </style:style>
    <style:style style:name="T9" style:family="text">
      <style:text-properties officeooo:rsid="0020c8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rst = -1</text:p>
      <text:p text:style-name="P1">for (i=0, <text:span text:style-name="T1">i</text:span>&lt;nRamFrames; i++) {<text:line-break/><text:tab/>if (freeRamFrames[i]) {<text:tab/>// <text:span text:style-name="T2">il frame è libero</text:span><text:line-break/><text:tab/><text:tab/>if (i==0 || !freeRamFrames[i-1])<text:tab/>// <text:span text:style-name="T2">se siamo al primo ciclo e il frame precedente non è libero</text:span><text:line-break/><text:tab/><text:tab/><text:tab/>first = i;<text:tab/><text:tab/><text:tab/>// <text:span text:style-name="T2">assegna il valore i </text:span><text:span text:style-name="T3">a first</text:span><text:line-break/><text:tab/><text:tab/>if(i-first+1 &gt;= np)<text:tab/><text:tab/><text:tab/>// <text:span text:style-name="T3">se i-first +1 &gt;= numero pagine allora assegna</text:span><text:line-break/><text:tab/><text:tab/><text:tab/>found = first;<text:tab/><text:tab/><text:tab/>// <text:span text:style-name="T3">a found il valore first</text:span><text:line-break/><text:tab/>}<text:line-break/>}</text:p>
      <text:p text:style-name="P1"/>
      <text:p text:style-name="Text_20_body">if (found &gt;= 0) {<text:line-break/><text:tab/>for (i=found; i&lt;found+np; i++) {<text:tab/><text:tab/><text:tab/>// <text:span text:style-name="T4">da found a found + numero pagine</text:span><text:line-break/><text:tab/><text:tab/>freeRamFrames[i] = (unsigned char)0;<text:tab/>// <text:span text:style-name="T4">occupa i frame nella bitmap</text:span><text:line-break/><text:tab/>}</text:p>
      <text:p text:style-name="Text_20_body"><text:tab/>allocSize[found] = np;<text:tab/><text:tab/><text:tab/><text:tab/>//<text:line-break/><text:tab/>addr = (paddr_t) found*PAGE_SIZE;<text:line-break/>}</text:p>
      <text:p text:style-name="P3">np = 4</text:p>
      <text:p text:style-name="P3">first = 0</text:p>
      <text:p text:style-name="P4">i-first+1 = 1<text:tab/>i = 0</text:p>
      <text:p text:style-name="P4">i-first+1 = <text:span text:style-name="T9">2</text:span><text:tab/><text:span text:style-name="T8">i = 1</text:span></text:p>
      <text:p text:style-name="P4">i-first+1 = <text:span text:style-name="T9">3</text:span><text:tab/><text:span text:style-name="T8">i = 2</text:span></text:p>
      <text:p text:style-name="P4">i-first+1 = <text:span text:style-name="T9">4</text:span><text:tab/><text:span text:style-name="T8">i = 3</text:span></text:p>
      <text:p text:style-name="P4"/>
      <text:p text:style-name="P3"/>
      <text:p text:style-name="P3">La funzione getfreepages ha il compito di andare ad interrogare le risorse messe a disposizione per individuare un insieme di frame liberi per allocare un numero di pagine definito. La politica di allocazione adottata non è tra quelle riportate in quanto applica un ragionamento differente dagli altri algoritmi. Ovvero, le due condizioni importanti dell’algoritmo sono <text:span text:style-name="T5">(i==0 || !freeRamFrames[i-1]) in cui entriamo solo se i è pari a 0 oppure se il frame precedente alla posizione attuale nella bitmap sia occupato, ed in questo caso viene modificata la variabile first per indicare il punto di partenza della piccola partizione di frame, mentre la seconda condizione è (i-first+1 &gt;= np) la quale viene soddisfatta se e solo se il calcolo è vero e di conseguenza aggiorniamo la variabile found. Ma questa condizione può essere soddisfatta in qualsiasi caso, visto che non si tiene conto dei valori precedenti di found</text:span></text:p>
      <text:p text:style-name="P3"><text:span text:style-name="T5"/></text:p>
      <text:p text:style-name="P3"><text:span text:style-name="T5"/></text:p>
      <text:p text:style-name="P3"><text:span text:style-name="T5"/></text:p>
      <text:p text:style-name="P5"><text:soft-page-break/><text:span text:style-name="T5">ESERCIZIO n.1</text:span></text:p>
      <text:p text:style-name="P5"><text:span text:style-name="T5">La system call open prende in argomento il nome del file ed eventualmente la modalità di apertura e ritorna il descriptor del file. Se il file viene trovato allora ritorna il file descriptor altrimenti un valore di errore. Inoltre con la funzione vfs_open si attua la vera apertura del file, una volta aperto viene associato il file alla tabella dei file del processo corrente </text:span><text:span text:style-name="T7">(per-process open-file table)</text:span><text:span text:style-name="T5">. Inoltre, </text:span><text:span text:style-name="T6">incrementa anche il counter reference del file all’interno della system-wide open-file table</text:span></text:p>
      <text:p text:style-name="P5"><text:span text:style-name="T5">La system call chiudere il file aperto, rimuove la entry dalla process open-file table e va a decrementare la entry della tabella system-wide open-file table che tiene conto dei riferimenti a livello globale sul file.</text:span></text:p>
      <text:p text:style-name="P5"><text:span text:style-name="T5">Se il counter al file di system-wide open file table è pari a 0 allora viene dealloc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1:42:11.189179664</meta:creation-date>
    <meta:generator>LibreOffice/7.4.5.1$Linux_X86_64 LibreOffice_project/40$Build-1</meta:generator>
    <dc:date>2023-05-30T12:50:11.611582204</dc:date>
    <meta:editing-duration>PT1H7M53S</meta:editing-duration>
    <meta:editing-cycles>15</meta:editing-cycles>
    <meta:document-statistic meta:table-count="0" meta:image-count="0" meta:object-count="0" meta:page-count="2" meta:paragraph-count="15" meta:word-count="415" meta:character-count="2419" meta:non-whitespace-character-count="1990"/>
  </office:meta>
</office:document-meta>
</file>